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size="12pt"/>
    </style:style>
    <style:style style:name="T2" style:family="text">
      <style:text-properties style:font-size-asian="12pt"/>
    </style:style>
    <style:style style:name="T3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ma Tried</text:p>
      <text:p text:style-name="P1">Merle Haggard</text:p>
      <text:p text:style-name="Preformatted_20_Text">Intro:</text:p>
      <text:p text:style-name="Preformatted_20_Text">e-------------------5--7p5--------------------------------------------</text:p>
      <text:p text:style-name="Preformatted_20_Text">B-------------5--7----------7--5-----------------5-----7--5p3---3--3--</text:p>
      <text:p text:style-name="Preformatted_20_Text">G----------7----------------------7--4-----4--7-----7---------2-------</text:p>
      <text:p text:style-name="Preformatted_20_Text">D--5^7--7-------------------------------7-----------------------------</text:p>
      <text:p text:style-name="Preformatted_20_Text">A---------------------------------------------------------------------</text:p>
      <text:p text:style-name="Preformatted_20_Text">E---------------------------------------------------------------------</text:p>
      <text:p text:style-name="Preformatted_20_Text"/>
      <text:p text:style-name="P2">D <text:s text:c="3"/>A7 <text:s text:c="3"/>D</text:p>
      <text:p text:style-name="P2"/>
      <text:p text:style-name="P2"><text:s text:c="16"/>D <text:s text:c="9"/>G</text:p>
      <text:p text:style-name="P2">The first thing I remember knowin'</text:p>
      <text:p text:style-name="P2"><text:s text:c="6"/>D <text:s text:c="17"/>G</text:p>
      <text:p text:style-name="P2">Was a lonesome whistle a-blowin'</text:p>
      <text:p text:style-name="P2"><text:s text:c="8"/>D <text:s text:c="17"/>G <text:s text:c="12"/>A7</text:p>
      <text:p text:style-name="P2">And the young-uns dream of growin' up to ride</text:p>
      <text:p text:style-name="P2"><text:s text:c="5"/>D <text:s text:c="20"/>G</text:p>
      <text:p text:style-name="P2">On a freight train leavin' town,</text:p>
      <text:p text:style-name="P2"><text:s text:c="4"/>D <text:s text:c="16"/>G</text:p>
      <text:p text:style-name="P2">Not knowin' where I's bound</text:p>
      <text:p text:style-name="P2">D <text:s text:c="20"/>A7 <text:s text:c="13"/>D </text:p>
      <text:p text:style-name="P2">No-one could steer me right, but Mama tried</text:p>
      <text:p text:style-name="P2"/>
      <text:p text:style-name="P2">When an only rebel child</text:p>
      <text:p text:style-name="P2">From a family meek and mild</text:p>
      <text:p text:style-name="P2">Mama seemed to know what lay in store</text:p>
      <text:p text:style-name="P2">Despite all my Sunday learnin',</text:p>
      <text:p text:style-name="P2">Toward the bad, I kept on turnin'</text:p>
      <text:p text:style-name="P2">Til Mama couldn't hold me any more</text:p>
      <text:p text:style-name="P2"/>
      <text:p text:style-name="P2"><text:s text:c="13"/>D <text:s text:c="20"/></text:p>
      <text:p text:style-name="P2">And I turned twenty-one in prison, </text:p>
      <text:p text:style-name="P2"><text:s text:c="6"/>C <text:s text:c="19"/>D</text:p>
      <text:p text:style-name="P2">doin' life without parole</text:p>
      <text:p text:style-name="P2"><text:s text:c="3"/>Bm <text:s text:c="32"/>A</text:p>
      <text:p text:style-name="P2">No-one could steer me right, but Mama tried, Mama tried</text:p>
      <text:p text:style-name="P2"><text:s text:c="5"/>D</text:p>
      <text:p text:style-name="P2">Mama tried to raise me better,</text:p>
      <text:p text:style-name="P2"><text:s text:c="8"/>G <text:s text:c="12"/>D</text:p>
      <text:p text:style-name="P2">But her pleading I denied</text:p>
      <text:p text:style-name="P2"><text:s text:c="27"/>A7 <text:s text:c="15"/>D</text:p>
      <text:p text:style-name="P2">And that leaves only me to blame, cause Mama tried.</text:p>
      <text:p text:style-name="P2"/>
      <text:p text:style-name="P2">Dear old daddy, rest his soul,</text:p>
      <text:p text:style-name="P2">Left my mom a heavy load,</text:p>
      <text:p text:style-name="P2">She tried so very hard to fill his shoes.</text:p>
      <text:p text:style-name="P2">Workin' hours without rest,</text:p>
      <text:p text:style-name="P2">She wanted me to have the best.</text:p>
      <text:p text:style-name="P3">She tried to raise me right, but I ref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Dowd</meta:initial-creator>
    <meta:creation-date>2011-09-26T13:50:45</meta:creation-date>
    <dc:date>2011-09-26T14:18:51</dc:date>
    <dc:creator>Sean Dowd</dc:creator>
    <meta:editing-duration>PT00H02M30S</meta:editing-duration>
    <meta:editing-cycles>2</meta:editing-cycles>
    <meta:generator>NeoOffice/3.1.2$Unix OpenOffice.org_project/Patch 9</meta:generator>
    <meta:document-statistic meta:table-count="0" meta:image-count="0" meta:object-count="0" meta:page-count="1" meta:paragraph-count="46" meta:word-count="218" meta:character-count="1643"/>
  </office:meta>
</office:document-meta>
</file>